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1875in" fo:margin-left="0in" fo:margin-right="1.7375in" table:align="margins"/>
    </style:style>
    <style:style style:name="Tabla1.A" style:family="table-column">
      <style:table-column-properties style:column-width="2.125in" style:rel-column-width="26845*"/>
    </style:style>
    <style:style style:name="Tabla1.B" style:family="table-column">
      <style:table-column-properties style:column-width="3.0625in" style:rel-column-width="38690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6" style:family="table-cell">
      <style:table-cell-properties fo:padding="0.0382in" fo:border-left="0.05pt solid #000000" fo:border-right="none" fo:border-top="none" fo:border-bottom="0.05pt solid #000000"/>
    </style:style>
    <style:style style:name="Tabla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officeooo:paragraph-rsid="00280e75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Cantarell" officeooo:paragraph-rsid="003cf0f4"/>
    </style:style>
    <style:style style:name="P5" style:family="paragraph" style:parent-style-name="Standard">
      <style:paragraph-properties fo:text-align="center" style:justify-single-word="false"/>
      <style:text-properties officeooo:paragraph-rsid="00442ed8"/>
    </style:style>
    <style:style style:name="P6" style:family="paragraph" style:parent-style-name="Frame_20_contents">
      <style:paragraph-properties fo:text-align="end" style:justify-single-word="false"/>
    </style:style>
    <style:style style:name="P7" style:family="paragraph" style:parent-style-name="Table_20_Contents">
      <style:text-properties style:font-name="Cantarell"/>
    </style:style>
    <style:style style:name="P8" style:family="paragraph" style:parent-style-name="Table_20_Contents">
      <style:paragraph-properties fo:text-align="end" style:justify-single-word="false"/>
      <style:text-properties style:font-name="Cantarell" fo:font-weight="bold" officeooo:paragraph-rsid="003cf0f4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antarell" fo:font-weight="bold" officeooo:paragraph-rsid="004c04c2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3cef8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ntarell" officeooo:rsid="003cf0f4" officeooo:paragraph-rsid="003cf0f4"/>
    </style:style>
    <style:style style:name="P12" style:family="paragraph" style:parent-style-name="Table_20_Contents">
      <style:paragraph-properties fo:text-align="end" style:justify-single-word="false"/>
      <style:text-properties style:font-name="Cantarell" officeooo:rsid="003deb86" officeooo:paragraph-rsid="003deb86"/>
    </style:style>
    <style:style style:name="P13" style:family="paragraph" style:parent-style-name="Table_20_Contents">
      <style:paragraph-properties fo:text-align="start" style:justify-single-word="false"/>
      <style:text-properties style:font-name="Cantarell" officeooo:rsid="00408e77" officeooo:paragraph-rsid="00408e77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ntarell" fo:font-size="12pt" fo:font-weight="normal" officeooo:rsid="00408e77" officeooo:paragraph-rsid="00408e77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antarell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800000" style:font-name="Cantarell" fo:font-size="14pt" style:text-underline-style="none" fo:font-weight="bold" officeooo:paragraph-rsid="00442ed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800000" fo:font-size="14pt" fo:font-weight="bold" officeooo:paragraph-rsid="00442ed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ntarell" fo:font-weight="bold" officeooo:paragraph-rsid="004c04c2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Cantarell" fo:font-weight="bold" officeooo:paragraph-rsid="003cf0f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0000" style:font-name="Cantarell"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<text:span text:style-name="T4">Patient</text:span><text:span text:style-name="T1"> :</text:span> <text:s/><text:span text:style-name="T1"><text:placeholder text:placeholder-type="text">&lt;appointment.patient.rec_name&gt;</text:placeholder></text:span></text:p>
            <text:p text:style-name="P13"><text:span text:style-name="T4">PUID :</text:span><text:span text:style-name="T1"> </text:span><text:span text:style-name="T6"><text:placeholder text:placeholder-type="text">&lt;appointment.patient.puid or ''&gt;</text:placeholder></text:span></text:p>
          </table:table-cell>
          <table:table-cell table:style-name="Tabla1.B1" office:value-type="string">
            <text:p text:style-name="P14"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P12"><draw:frame draw:style-name="fr1" draw:name="image: (appointment.qr, 'image/png','2.8cm','2.8cm')" text:anchor-type="paragraph" svg:y="0.1in" svg:width="0.7874in" draw:z-index="0"><draw:text-box fo:min-height="0.1965in"><text:p text:style-name="P6"/></draw:text-box></draw:frame></text:p>
            <text:p text:style-name="P12"/>
          </table:table-cell>
          <table:table-cell table:style-name="Tabla1.B2" office:value-type="string">
            <text:p text:style-name="P17"/>
            <text:p text:style-name="P17"/>
            <text:p text:style-name="P5"><text:span text:style-name="T3"><text:placeholder text:placeholder-type="text">&lt;format_date(appointment.appointment_date, user.language)&gt;</text:placeholder></text:span><text:s text:c="3"/><text:span text:style-name="T5"><text:placeholder text:placeholder-type="text">&lt;appointment.appointment_date.strftime('%H:%M:%S')&gt;</text:placeholder></text:span><text:span text:style-name="T2"><text:s/></text:span></text:p>
            <text:p text:style-name="P18"/>
            <text:p text:style-name="P18"/>
          </table:table-cell>
        </table:table-row>
        <table:table-row>
          <table:table-cell table:style-name="Tabla1.A5" office:value-type="string">
            <text:p text:style-name="P11">Institution</text:p>
          </table:table-cell>
          <table:table-cell table:style-name="Tabla1.B5" office:value-type="string">
            <text:p text:style-name="P19"><text:placeholder text:placeholder-type="text">&lt;if test="appointment.institution"&gt;</text:placeholder></text:p>
            <text:p text:style-name="P4"><text:s/><text:span text:style-name="T1"><text:placeholder text:placeholder-type="text">&lt;appointment.institution.rec_name or ''&gt;</text:placeholder></text:span></text:p>
            <text:p text:style-name="P9"><text:placeholder text:placeholder-type="text">&lt;/if&gt;</text:placeholder></text:p>
          </table:table-cell>
        </table:table-row>
        <table:table-row>
          <table:table-cell table:style-name="Tabla1.A5" office:value-type="string">
            <text:p text:style-name="P11">Specialty</text:p>
          </table:table-cell>
          <table:table-cell table:style-name="Tabla1.B5" office:value-type="string">
            <text:p text:style-name="P20"><text:placeholder text:placeholder-type="text">&lt;if test="appointment.speciality"&gt;</text:placeholder></text:p>
            <text:p text:style-name="P8"><text:placeholder text:placeholder-type="text">&lt;appointment.speciality.name or ''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1.A5" office:value-type="string">
            <text:p text:style-name="P11">Health Professional</text:p>
          </table:table-cell>
          <table:table-cell table:style-name="Tabla1.B5" office:value-type="string">
            <text:p text:style-name="P8"><text:placeholder text:placeholder-type="text">&lt;if test="appointment.healthprof"&gt;</text:placeholder></text:p>
            <text:p text:style-name="P8"><text:placeholder text:placeholder-type="text">&lt;appointment.healthprof.name.name or ''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1.A6" office:value-type="string">
            <text:p text:style-name="P15">Instructions / Notes</text:p>
          </table:table-cell>
          <table:table-cell table:style-name="Tabla1.B6" office:value-type="string">
            <text:p text:style-name="P16"><text:placeholder text:placeholder-type="text">&lt;if test="appointment.comments"&gt;</text:placeholder></text:p>
            <text:p text:style-name="P3"><text:placeholder text:placeholder-type="text">&lt;for each="line in (appointment.comments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  <text:p text:style-name="P10"><text:placeholder text:placeholder-type="text">&lt;/if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24" meta:word-count="53" meta:character-count="670" meta:non-whitespace-character-count="636"/>
    <meta:user-defined meta:name="Info 1"/>
    <meta:user-defined meta:name="Info 2"/>
    <meta:user-defined meta:name="Info 3"/>
    <meta:user-defined meta:name="Info 4"/>
  </office:meta>
</office:document-meta>
</file>